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6.921cm" svg:y="6.545cm">
            <draw:object draw:notify-on-update-of-ranges="Φύλλο1.D8:Φύλλο1.D8 Φύλλο1.D9:Φύλλο1.D13 Φύλλο1.E8:Φύλλο1.E8 Φύλλο1.E9:Φύλλο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30.302" calcext:value-type="float">
            <text:p>930,30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94.892" calcext:value-type="float">
            <text:p>394,89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9.706" calcext:value-type="float">
            <text:p>179,70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29.425" calcext:value-type="float">
            <text:p>229,42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0.161" calcext:value-type="float">
            <text:p>110,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1:18:56.785452363</meta:creation-date>
    <dc:date>2024-01-10T12:16:05.899111431</dc:date>
    <meta:editing-duration>PT57M9S</meta:editing-duration>
    <meta:editing-cycles>1</meta:editing-cycles>
    <meta:document-statistic meta:table-count="1" meta:cell-count="12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31cm" svg:y="0.316cm" chart:style-name="ch2">
          <text:p>AVERAGE EXECUTION TIME</text:p>
        </chart:title>
        <chart:legend chart:legend-position="end" svg:x="13.809cm" svg:y="4.198cm" style:legend-expansion="high" chart:style-name="ch3"/>
        <chart:plot-area chart:style-name="ch4" table:cell-range-address="Φύλλο1.D8:Φύλλο1.E13" chart:data-source-has-labels="row" svg:x="1.321cm" svg:y="1.301cm" svg:width="12.168cm" svg:height="6.548cm">
          <chart:coordinate-region svg:x="2.334cm" svg:y="1.503cm" svg:width="10.963cm" svg:height="5.693cm"/>
          <chart:axis chart:dimension="x" chart:name="primary-x" chart:style-name="ch5">
            <chart:title svg:x="6.586cm" svg:y="8.029cm" chart:style-name="ch6">
              <text:p>THREADS</text:p>
            </chart:title>
          </chart:axis>
          <chart:axis chart:dimension="y" chart:name="primary-y" chart:style-name="ch5">
            <chart:title svg:x="0.451cm" svg:y="5.003cm" chart:style-name="ch7">
              <text:p>TIME</text:p>
            </chart:title>
            <chart:grid chart:style-name="ch8" chart:class="major"/>
          </chart:axis>
          <chart:series chart:style-name="ch9" chart:values-cell-range-address="Φύλλο1.E9:Φύλλο1.E13" chart:label-cell-address="Φύλλο1.E8:Φύλλο1.E8" chart:class="chart:scatter">
            <chart:domain table:cell-range-address="Φύλλο1.D9:Φύλλο1.D1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D</text:p>
              </table:table-cell>
              <table:table-cell office:value-type="string">
                <text:p>TIME</text:p>
                <draw:g>
                  <svg:desc>Φύλλο1.E8:Φύλλο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Φύλλο1.D9:Φύλλο1.D13</svg:desc>
                </draw:g>
              </table:table-cell>
              <table:table-cell office:value-type="float" office:value="930.302">
                <text:p>930.302</text:p>
                <draw:g>
                  <svg:desc>Φύλλο1.E9:Φύλλο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4.892">
                <text:p>394.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9.706">
                <text:p>179.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29.425">
                <text:p>229.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0.161">
                <text:p>110.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